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 style:parent-style-name="Standard">
      <style:text-properties fo:font-size="8pt" officeooo:rsid="000f0e8e" officeooo:paragraph-rsid="000f0e8e" style:font-size-asian="7pt" style:font-size-complex="8pt"/>
    </style:style>
    <style:style style:name="P3" style:family="paragraph" style:parent-style-name="Standard">
      <style:text-properties fo:font-size="8pt" officeooo:paragraph-rsid="000f0e8e" style:font-size-asian="7pt" style:font-size-complex="8pt"/>
    </style:style>
    <style:style style:name="P4" style:family="paragraph" style:parent-style-name="Standard">
      <style:text-properties fo:font-size="8pt" officeooo:rsid="000fe1c5" officeooo:paragraph-rsid="000fe1c5" style:font-size-asian="7pt" style:font-size-complex="8pt"/>
    </style:style>
    <style:style style:name="P5" style:family="paragraph" style:parent-style-name="Standard">
      <style:text-properties fo:font-size="8pt" officeooo:rsid="00111be2" officeooo:paragraph-rsid="00111be2" style:font-size-asian="7pt" style:font-size-complex="8pt"/>
    </style:style>
    <style:style style:name="P6" style:family="paragraph" style:parent-style-name="Standard">
      <style:text-properties fo:font-size="8pt" officeooo:rsid="00111be2" officeooo:paragraph-rsid="0011c802" style:font-size-asian="7pt" style:font-size-complex="8pt"/>
    </style:style>
    <style:style style:name="P7" style:family="paragraph" style:parent-style-name="Standard">
      <style:text-properties fo:font-size="8pt" officeooo:rsid="0011c802" officeooo:paragraph-rsid="0011c802" style:font-size-asian="7pt" style:font-size-complex="8pt"/>
    </style:style>
    <style:style style:name="P8" style:family="paragraph" style:parent-style-name="Standard">
      <style:text-properties fo:font-size="8pt" officeooo:rsid="0013c01f" officeooo:paragraph-rsid="0013c01f" style:font-size-asian="7pt" style:font-size-complex="8pt"/>
    </style:style>
    <style:style style:name="P9" style:family="paragraph" style:parent-style-name="Standard">
      <style:text-properties fo:font-size="8pt" officeooo:rsid="0013c01f" officeooo:paragraph-rsid="0013c01f" style:font-size-asian="7pt" style:font-size-complex="8pt"/>
    </style:style>
    <style:style style:name="P10" style:family="paragraph" style:parent-style-name="Standard">
      <style:text-properties fo:font-size="8pt" officeooo:rsid="0013c01f" officeooo:paragraph-rsid="001511e7" style:font-size-asian="7pt" style:font-size-complex="8pt"/>
    </style:style>
    <style:style style:name="P11" style:family="paragraph" style:parent-style-name="Standard">
      <style:text-properties fo:font-size="8pt" officeooo:rsid="001511e7" officeooo:paragraph-rsid="001511e7" style:font-size-asian="7pt" style:font-size-complex="8pt"/>
    </style:style>
    <style:style style:name="P12" style:family="paragraph" style:parent-style-name="Standard">
      <style:text-properties fo:font-size="8pt" officeooo:rsid="0011c802" officeooo:paragraph-rsid="001511e7" style:font-size-asian="7pt" style:font-size-complex="8pt"/>
    </style:style>
    <style:style style:name="P13" style:family="paragraph" style:parent-style-name="Standard">
      <style:text-properties fo:font-size="8pt" officeooo:rsid="00172f67" officeooo:paragraph-rsid="00172f67" style:font-size-asian="7pt" style:font-size-complex="8pt"/>
    </style:style>
    <style:style style:name="T1" style:family="text">
      <style:text-properties officeooo:rsid="000f0e8e"/>
    </style:style>
    <style:style style:name="T2" style:family="text">
      <style:text-properties officeooo:rsid="000fe1c5"/>
    </style:style>
    <style:style style:name="T3" style:family="text">
      <style:text-properties officeooo:rsid="00111be2"/>
    </style:style>
    <style:style style:name="T4" style:family="text">
      <style:text-properties officeooo:rsid="0011c802"/>
    </style:style>
    <style:style style:name="T5" style:family="text">
      <style:text-properties officeooo:rsid="0013c01f"/>
    </style:style>
    <style:style style:name="T6" style:family="text">
      <style:text-properties officeooo:rsid="001511e7"/>
    </style:style>
    <style:style style:name="T7" style:family="text">
      <style:text-properties fo:font-size="8pt" officeooo:rsid="0011c802" style:font-size-asian="7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.- Configurar vim de mi perfil:</text:p>
      <text:p text:style-name="P13">crear archivo .vim en mi home y en este archivo setear el editor según lo necesitemos, por ejemplo:</text:p>
      <text:p text:style-name="P2">"Numerar las líneas</text:p>
      <text:p text:style-name="P2">set number</text:p>
      <text:p text:style-name="P2">“Activar autoidentado, mostrar inicio y cierre de caracteres epeciales como llaves y corchetes</text:p>
      <text:p text:style-name="P2">set autoindent cindent smartindent showmatch</text:p>
      <text:p text:style-name="P2">“Configurar el identado cada 4 caracteres</text:p>
      <text:p text:style-name="P2">set sw=4</text:p>
      <text:p text:style-name="P2">“Activar el mouse</text:p>
      <text:p text:style-name="P2">set mouse=a</text:p>
      <text:p text:style-name="P2">“Mostrar línea de comandos</text:p>
      <text:p text:style-name="P2">set showcmd<text:tab/><text:tab/>" Show (partial) command in status line.</text:p>
      <text:p text:style-name="P2">"Ignorar mayúsculas y minúsculas en las búsquedas</text:p>
      <text:p text:style-name="P2">set ignorecase<text:tab/><text:tab/>" Do case insensitive matching</text:p>
      <text:p text:style-name="P2">“Activar sombreado de los patrones coincidentes en la búsqueda</text:p>
      <text:p text:style-name="P2">set hls is</text:p>
      <text:p text:style-name="P2">“Activar y configurar el historial de comandos, en este caso a 100 comandos</text:p>
      <text:p text:style-name="P2">set history=100</text:p>
      <text:p text:style-name="P2"/>
      <text:p text:style-name="P3"/>
      <text:p text:style-name="P1">.- <text:span text:style-name="T1">Buscar una palabra:</text:span></text:p>
      <text:p text:style-name="P2">Presionar “/” e indicar patrón a buscar</text:p>
      <text:p text:style-name="P1"/>
      <text:p text:style-name="P1">.- <text:span text:style-name="T2">Buscar y sustituir una expresion:</text:span></text:p>
      <text:p text:style-name="P4">Sintaxis:</text:p>
      <text:p text:style-name="P4">:inicio, finals/valor_a_buscar/valor_nuevo/g</text:p>
      <text:p text:style-name="P4">Por ejemplo:</text:p>
      <text:p text:style-name="P4">:1,5s/patron_a_buscar/nuevo_valor/g</text:p>
      <text:p text:style-name="P4"/>
      <text:p text:style-name="P4">.- <text:span text:style-name="T3">Seleccionar una porcion de texto:</text:span></text:p>
      <text:p text:style-name="P5">&lt;ESC&gt;, colocarse en el inicio del texto, presionar la tecla “v” y seleecionar el texto</text:p>
      <text:p text:style-name="P5">Luego se presiona “y” si se va a copiar o “d” si se va a eliminar la selección hecha</text:p>
      <text:p text:style-name="P5"/>
      <text:p text:style-name="P5">.- <text:span text:style-name="T4">Abrir Paneles (ventanas) para editar el mismo archivo o varios al mismo tiempo:</text:span></text:p>
      <text:p text:style-name="P5">:<text:span text:style-name="T4">sp <text:s/>Abre un panel horizontalmente</text:span></text:p>
      <text:p text:style-name="P6">:<text:span text:style-name="T4">sp <text:s/>Abre un panel verticalmente</text:span></text:p>
      <text:p text:style-name="P6"/>
      <text:p text:style-name="P6">.- <text:span text:style-name="T4">Para desplazarse por los paneles abiertos:</text:span></text:p>
      <text:p text:style-name="P7">W+l= para la derechs</text:p>
      <text:p text:style-name="P7">W+h= para la izquierda</text:p>
      <text:p text:style-name="P7">W+k= para arriba</text:p>
      <text:p text:style-name="P7">W+j= para abajo</text:p>
      <text:p text:style-name="P7"/>
      <text:p text:style-name="P7">Si el mouse está activado te puedes desplazar al panel deseado.</text:p>
      <text:p text:style-name="P7"/>
      <text:p text:style-name="P7">.- <text:span text:style-name="T5">Seleccionar un bloque de código:</text:span></text:p>
      <text:p text:style-name="P8">&lt;CTRL&gt;&lt;v&gt;Selección+&lt;SHIFT&gt;</text:p>
      <text:p text:style-name="P8"/>
      <text:p text:style-name="P8">.- <text:span text:style-name="T6">Convertir una palabra a Mayúsculas:</text:span></text:p>
      <text:p text:style-name="P11">gUw</text:p>
      <text:p text:style-name="P8"/>
      <text:p text:style-name="P10">.- <text:span text:style-name="T6">Convertir una palabra a Minúsculas:</text:span></text:p>
      <text:p text:style-name="P11">guw</text:p>
      <text:p text:style-name="P10"/>
      <text:p text:style-name="P10">.- <text:span text:style-name="T6">Convertir una línea completa a Mayúsculas:</text:span></text:p>
      <text:p text:style-name="P11">gU$</text:p>
      <text:p text:style-name="P12"/>
      <text:p text:style-name="P10">.- <text:span text:style-name="T6">Convertir una línea completa a Minúsculas:</text:span></text:p>
      <text:p text:style-name="P11">gu$</text:p>
      <text:p text:style-name="P11"/>
      <text:p text:style-name="P11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33:34.207920678</meta:creation-date>
    <dc:date>2019-04-11T09:05:40.838720490</dc:date>
    <meta:editing-duration>PT33M41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48" meta:word-count="270" meta:character-count="1682" meta:non-whitespace-character-count="1454"/>
  </office:meta>
</office:document-meta>
</file>